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8fd" officeooo:paragraph-rsid="0000b8f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de estilos Diseño.</text:p>
      <text:p text:style-name="P1">Idea: Página de artículos roleros de bajo presupues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4:33:04.851466431</meta:creation-date>
    <dc:date>2023-10-03T14:33:59.295113397</dc:date>
    <meta:editing-duration>PT55S</meta:editing-duration>
    <meta:editing-cycles>1</meta:editing-cycles>
    <meta:document-statistic meta:table-count="0" meta:image-count="0" meta:object-count="0" meta:page-count="1" meta:paragraph-count="2" meta:word-count="12" meta:character-count="77" meta:non-whitespace-character-count="67"/>
    <meta:generator>LibreOffice/7.3.7.2$Linux_X86_64 LibreOffice_project/30$Build-2</meta:generator>
  </office:meta>
</office:document-meta>
</file>